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ain X: (900, 39)</text:p>
      <text:p text:style-name="Standard">Train Y: (900,)</text:p>
      <text:p text:style-name="Standard">Test X: (300, 39)</text:p>
      <text:p text:style-name="Standard">Test Y: (300,) </text:p>
      <text:p text:style-name="Standard">----------------------------------------------</text:p>
      <text:p text:style-name="Standard">*Linear Regression*</text:p>
      <text:p text:style-name="Standard">R-squared: 0.8427272370948145</text:p>
      <text:p text:style-name="Standard">MSE: 0.3566666666666667</text:p>
      <text:p text:style-name="Standard">Precision: 0.6830068828788389</text:p>
      <text:p text:style-name="Standard">Recall: 0.6649573971270698</text:p>
      <text:p text:style-name="Standard">accuracy: 0.7233333333333334</text:p>
      <text:p text:style-name="Standard">f1: 0.652988389534442</text:p>
      <text:p text:style-name="Standard">----------------------------------------------</text:p>
      <text:p text:style-name="Standard">*Decision Tree Classifier*</text:p>
      <text:p text:style-name="Standard">R-squared: 0.8441970760004704</text:p>
      <text:p text:style-name="Standard">MSE: 0.35333333333333333</text:p>
      <text:p text:style-name="Standard">Precision: 0.7748451548451548</text:p>
      <text:p text:style-name="Standard">Recall: 0.7756980786570778</text:p>
      <text:p text:style-name="Standard">accuracy: 0.8533333333333334</text:p>
      <text:p text:style-name="Standard">f1: 0.7739338633470096</text:p>
      <text:p text:style-name="Standard">----------------------------------------------</text:p>
      <text:p text:style-name="Standard">*SGD_Classification*</text:p>
      <text:p text:style-name="Standard">R-squared: 0.34886136479441865</text:p>
      <text:p text:style-name="Standard">MSE: 1.4766666666666666</text:p>
      <text:p text:style-name="Standard">Precision: 0.6029355556342832</text:p>
      <text:p text:style-name="Standard">Recall: 0.5858735424626074</text:p>
      <text:p text:style-name="Standard">accuracy: 0.7133333333333334</text:p>
      <text:p text:style-name="Standard">f1: 0.5785094311285586</text:p>
      <text:p text:style-name="Standard">----------------------------------------------</text:p>
      <text:p text:style-name="Standard">*Support Vector Machine*</text:p>
      <text:p text:style-name="Standard">R-squared: 0.9000509544153961</text:p>
      <text:p text:style-name="Standard">MSE: 0.22666666666666666</text:p>
      <text:p text:style-name="Standard">Precision: 0.923248681143418</text:p>
      <text:p text:style-name="Standard">Recall: 0.7688606328905913</text:p>
      <text:p text:style-name="Standard">accuracy: 0.9</text:p>
      <text:p text:style-name="Standard">f1: 0.7634525281847109</text:p>
      <text:p text:style-name="Standard">----------------------------------------------</text:p>
      <text:p text:style-name="Standard">*Random Forest Regression*</text:p>
      <text:p text:style-name="Standard">R-squared: 0.9250382158115471</text:p>
      <text:p text:style-name="Standard">MSE: 0.17</text:p>
      <text:p text:style-name="Standard">Precision: 0.7619413016744373</text:p>
      <text:p text:style-name="Standard">Recall: 0.7565744160900119</text:p>
      <text:p text:style-name="Standard">accuracy: 0.86</text:p>
      <text:p text:style-name="Standard">f1: 0.756487414183697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3:50:11.353049316</meta:creation-date>
    <dc:date>2019-05-01T13:51:43.994130473</dc:date>
    <meta:editing-duration>PT1M33S</meta:editing-duration>
    <meta:editing-cycles>1</meta:editing-cycles>
    <meta:document-statistic meta:table-count="0" meta:image-count="0" meta:object-count="0" meta:page-count="1" meta:paragraph-count="44" meta:word-count="91" meta:character-count="1153" meta:non-whitespace-character-count="1105"/>
    <meta:generator>LibreOffice/6.0.7.3$Linux_X86_64 LibreOffice_project/00m0$Build-3</meta:generator>
  </office:meta>
</office:document-meta>
</file>